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6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8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9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49">(ဂ) အိမ်ထောင်ဖက်</text:p>
          </table:table-cell>
          <table:table-cell table:style-name="Table7.D1" office:value-type="string">
            <text:p text:style-name="P49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0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6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/text:p>
            <text:p text:style-name="P52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3">(စ) လူမှုဖူလုံရေး ရန်ပုံငွေသို့ ပေးသွင်းရန်<text:span text:style-name="T13">နုတ်ယူခြင်းခံရသည့်</text:span></text:p>
            <text:p text:style-name="P53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4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0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4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39:24.954000000</dc:date>
    <meta:editing-duration>P1DT22H11M22S</meta:editing-duration>
    <meta:editing-cycles>1062</meta:editing-cycles>
    <meta:document-statistic meta:table-count="7" meta:image-count="0" meta:object-count="0" meta:page-count="4" meta:paragraph-count="124" meta:word-count="411" meta:character-count="2702" meta:non-whitespace-character-count="2275"/>
  </office:meta>
</office:document-meta>
</file>